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8.13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Inclusion Criter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clusion Criteria</text:p>
          </table:table-cell>
          <table:covered-table-cell table:style-name="ce2"/>
          <table:table-cell table:style-name="ce2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 table:visibility="filter">
          <table:table-cell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EC1</text:p>
          </table:table-cell>
          <table:table-cell table:style-name="ce2" office:value-type="string" calcext:value-type="string">
            <text:p>EC2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Selected?</text:p>
          </table:table-cell>
          <table:table-cell table:style-name="ce2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501</text:p>
          </table:table-cell>
          <table:table-cell office:value-type="string" calcext:value-type="string">
            <text:p>A Process-Driven e-Learning Content Organization Mode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 table:visibility="filter">
          <table:table-cell/>
          <table:table-cell office:value-type="string" calcext:value-type="string">
            <text:p>Modelling learning technology systems as business syste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couldnt download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ersonalized courses recommendation functionality for flex-el</text:p>
          </table:table-cell>
          <table:table-cell table:number-columns-repeated="9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K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1:50:58.384660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18T12:06:10.262442155</dc:date>
    <meta:editing-duration>P1DT19H5M48S</meta:editing-duration>
    <meta:editing-cycles>475</meta:editing-cycles>
    <meta:generator>LibreOffice/4.2.8.2$Linux_X86_64 LibreOffice_project/420m0$Build-2</meta:generator>
    <meta:print-date>2015-05-04T15:11:13.162313894</meta:print-date>
    <meta:document-statistic meta:table-count="2" meta:cell-count="53" meta:object-count="0"/>
  </office:meta>
</office:document-meta>
</file>